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ec5" officeooo:paragraph-rsid="000b4ec5"/>
    </style:style>
    <style:style style:name="P2" style:family="paragraph" style:parent-style-name="Standard">
      <style:text-properties fo:font-weight="bold" officeooo:rsid="000b4ec5" officeooo:paragraph-rsid="000b4ec5" style:font-weight-asian="bold" style:font-weight-complex="bold"/>
    </style:style>
    <style:style style:name="P3" style:family="paragraph" style:parent-style-name="Standard">
      <style:text-properties fo:font-size="16pt" fo:font-weight="bold" officeooo:rsid="000b4ec5" officeooo:paragraph-rsid="000b4ec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0b4ec5" officeooo:paragraph-rsid="000b4ec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8pt" fo:font-weight="bold" officeooo:rsid="000b4ec5" officeooo:paragraph-rsid="000b4ec5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9999" officeooo:rsid="000b4ec5" officeooo:paragraph-rsid="000b4ec5"/>
    </style:style>
    <style:style style:name="P7" style:family="paragraph" style:parent-style-name="Standard">
      <style:text-properties fo:color="#006666" officeooo:rsid="000b4ec5" officeooo:paragraph-rsid="000b4ec5"/>
    </style:style>
    <style:style style:name="P8" style:family="paragraph" style:parent-style-name="Standard">
      <style:text-properties fo:color="#666666" officeooo:rsid="000b4ec5" officeooo:paragraph-rsid="000b4ec5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áctica 2</text:p>
      <text:p text:style-name="P4">Antonio Jesús Peláez Priego</text:p>
      <text:p text:style-name="P1"/>
      <text:p text:style-name="P3">Diario</text:p>
      <text:p text:style-name="P3"/>
      <text:p text:style-name="P2">- Día 4/10/2017 (Primera sesión)</text:p>
      <text:p text:style-name="P1">Tuve algunos problemas al compilar el fichero suma.s inicial debido a la funcion printf, tras preguntar al profesor, resolví el problema, la forma correcto de compilarlo sería:</text:p>
      <text:p text:style-name="P1"/>
      <text:p text:style-name="P1"># gcc -m32 -nostartfiles suma.s -o suma</text:p>
      <text:p text:style-name="P1"/>
      <text:p text:style-name="P1">No conseguí acabar el primer problema (5.1) en clase pero me falto poco y lo conseguí acabar después en cafetería.</text:p>
      <text:p text:style-name="P1"/>
      <text:p text:style-name="P1"/>
      <text:p text:style-name="P1"><text:span text:style-name="T2">Ficheros</text:span></text:p>
      <text:p text:style-name="P1"/>
      <text:p text:style-name="P4">Sumar N enteros sin signo de 32 bits en una plataforma de 32 bits sin perder precisión. (suma.s)</text:p>
      <text:p text:style-name="P1"/>
      <text:p text:style-name="P1"/>
      <text:p text:style-name="P8">.section .data</text:p>
      <text:p text:style-name="P8">lista:<text:tab/><text:tab/>.int 1,2,4000000000,4000000000</text:p>
      <text:p text:style-name="P8">longlista:<text:tab/>.int (.-lista)/4</text:p>
      <text:p text:style-name="P8">resultado:<text:tab/>.quad -1<text:tab/>#cambiamos resultado a quad para que pueda almacenar 64 bits</text:p>
      <text:p text:style-name="P8">formato:<text:tab/>.ascii "suma = %llu \n\0"<text:tab/>#usamos %llu para imprimir numeros de 64 bits</text:p>
      <text:p text:style-name="P8"/>
      <text:p text:style-name="P8">.section .text</text:p>
      <text:p text:style-name="P8">.extern printf</text:p>
      <text:p text:style-name="P8">_start:<text:tab/>.global _start</text:p>
      <text:p text:style-name="P8"/>
      <text:p text:style-name="P8"><text:tab/>mov <text:s text:c="3"/>$lista, %ebx<text:tab/><text:tab/><text:tab/>#guardamos la lista en %ebx</text:p>
      <text:p text:style-name="P8"><text:tab/>mov longlista, %ecx<text:tab/><text:tab/><text:tab/>#guardamos la longitud de la lista en %ecx</text:p>
      <text:p text:style-name="P8"><text:tab/>call suma<text:tab/><text:tab/><text:tab/><text:tab/>#llamamos a la función suma</text:p>
      <text:p text:style-name="P8"><text:tab/>mov %eax, resultado<text:tab/><text:tab/>#Guardamos los valores de la suma obtenidos en resultado</text:p>
      <text:p text:style-name="P8"><text:tab/>mov %edx, resultado+4</text:p>
      <text:p text:style-name="P8"><text:tab/>push resultado+4<text:tab/>#Metemos resultado en la pila para usarlo como parámetro de printf</text:p>
      <text:p text:style-name="P8"><text:tab/>push resultado<text:tab/><text:tab/>#Primero los bytes menos significativos y luego los más (little-endian)</text:p>
      <text:p text:style-name="P8"><text:tab/>push $formato</text:p>
      <text:p text:style-name="P8"><text:tab/>call printf<text:tab/><text:tab/>#printf(formato,resultado)</text:p>
      <text:p text:style-name="P8"><text:tab/>add $12, %esp</text:p>
      <text:p text:style-name="P8"/>
      <text:p text:style-name="P8"><text:tab/>mov $1, %eax<text:tab/><text:tab/><text:tab/>#exit</text:p>
      <text:p text:style-name="P8"><text:tab/>mov $0, %ebx<text:tab/><text:tab/><text:tab/>#parámetro 0 para exit</text:p>
      <text:p text:style-name="P8"><text:tab/>int $0x80<text:tab/><text:tab/><text:tab/>#llamada a exit(0)</text:p>
      <text:p text:style-name="P7"/>
      <text:p text:style-name="P7"/>
      <text:p text:style-name="P7"/>
      <text:p text:style-name="P6"/>
      <text:p text:style-name="P6"/>
      <text:p text:style-name="P8"><text:soft-page-break/>suma:</text:p>
      <text:p text:style-name="P8"><text:tab/>push %esi <text:tab/><text:tab/>#usamos el registro %esi como indice</text:p>
      <text:p text:style-name="P8"><text:tab/>mov $0, %esi<text:tab/><text:tab/>#ponemos a 0 el índice</text:p>
      <text:p text:style-name="P8"><text:tab/>mov $0, %eax<text:tab/><text:tab/>#ponemos a 0 %eax y %edx (registros donde se realizara la suma)</text:p>
      <text:p text:style-name="P8"><text:tab/>mov $0, %edx</text:p>
      <text:p text:style-name="P8">bucle:</text:p>
      <text:p text:style-name="P8"><text:tab/>add (%ebx,%esi,4), %eax<text:tab/><text:tab/>#suma eax+=lista[i]</text:p>
      <text:p text:style-name="P8"><text:tab/>adc<text:tab/>$0, %edx<text:tab/><text:tab/><text:tab/>#suma del acarreo en %edx</text:p>
      <text:p text:style-name="P8"><text:tab/>inc <text:s text:c="6"/>%esi<text:tab/><text:tab/><text:tab/><text:tab/># i+1 (incrementamos el inidice)</text:p>
      <text:p text:style-name="P8"><text:tab/>cmp <text:s/>%esi,%ecx<text:tab/><text:tab/><text:tab/>#comparamos si i=longlista</text:p>
      <text:p text:style-name="P8"><text:tab/>jne bucle<text:tab/><text:tab/><text:tab/><text:tab/>#if i!=longlista, hacemos el bucle de nuevo</text:p>
      <text:p text:style-name="P8"><text:tab/>pop %esi<text:tab/><text:tab/><text:tab/><text:tab/>#ponemos %esi a su valor original</text:p>
      <text:p text:style-name="P8"><text:tab/>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13:54.687550174</meta:creation-date>
    <dc:date>2017-10-04T12:19:09.120312491</dc:date>
    <meta:editing-duration>PT5M15S</meta:editing-duration>
    <meta:editing-cycles>1</meta:editing-cycles>
    <meta:document-statistic meta:table-count="0" meta:image-count="0" meta:object-count="0" meta:page-count="2" meta:paragraph-count="43" meta:word-count="296" meta:character-count="1859" meta:non-whitespace-character-count="1537"/>
    <meta:generator>LibreOffice/5.1.6.2$Linux_X86_64 LibreOffice_project/10m0$Build-2</meta:generator>
  </office:meta>
</office:document-meta>
</file>